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6e0" officeooo:paragraph-rsid="0007a6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base lab task 10</text:p>
      <text:p text:style-name="P1">meer murtaza (p18-0145)</text:p>
      <text:p text:style-name="P1"/>
      <text:p text:style-name="P1">1:</text:p>
      <text:p text:style-name="P1"/>
      <text:p text:style-name="P1"/>
      <text:p text:style-name="P1">MariaDB [(none)]&gt; CREATE USER 'Meer'@'localhost' IDENTIFIED BY 'charan123';</text:p>
      <text:p text:style-name="P1">Query OK, 0 rows affected (0.005 sec)</text:p>
      <text:p text:style-name="P1"/>
      <text:p text:style-name="P1">MariaDB [(none)]&gt; Select host,user,password from mysql.user;</text:p>
      <text:p text:style-name="P1">+-----------+-------------+-------------------------------------------+</text:p>
      <text:p text:style-name="P1">| Host <text:s text:c="5"/>| User <text:s text:c="7"/>| Password <text:s text:c="33"/>|</text:p>
      <text:p text:style-name="P1">+-----------+-------------+-------------------------------------------+</text:p>
      <text:p text:style-name="P1">| localhost | root <text:s text:c="7"/>| <text:s text:c="42"/>|</text:p>
      <text:p text:style-name="P1">| 127.0.0.1 | root <text:s text:c="7"/>| <text:s text:c="42"/>|</text:p>
      <text:p text:style-name="P1">| ::1 <text:s text:c="6"/>| root <text:s text:c="7"/>| <text:s text:c="42"/>|</text:p>
      <text:p text:style-name="P1">| localhost | <text:s text:c="12"/>| <text:s text:c="42"/>|</text:p>
      <text:p text:style-name="P1">| localhost | pma <text:s text:c="8"/>| <text:s text:c="42"/>|</text:p>
      <text:p text:style-name="P1">| localhost | mariadb.sys | <text:s text:c="42"/>|</text:p>
      <text:p text:style-name="P1">| localhost | Meer <text:s text:c="5"/>| *A93879D0482D87107E96B760BA60D2205350E537 |</text:p>
      <text:p text:style-name="P1">| localhost | Meer <text:s text:c="5"/>| *1D72DAFB953E3606E84902DB8C521C98EC46266E |</text:p>
      <text:p text:style-name="P1">+-----------+-------------+-------------------------------------------+</text:p>
      <text:p text:style-name="P1">8 rows in set (0.002 sec)</text:p>
      <text:p text:style-name="P1"/>
      <text:p text:style-name="P1"/>
      <text:p text:style-name="P1"/>
      <text:p text:style-name="P1">2:</text:p>
      <text:p text:style-name="P1">A)</text:p>
      <text:p text:style-name="P1"/>
      <text:p text:style-name="P1">MariaDB [hassan]&gt; grant select,update on Meer.EMPLOYEE to 'Meer'@'localhost';</text:p>
      <text:p text:style-name="P1">Query OK, 0 rows affected (0.006 sec)</text:p>
      <text:p text:style-name="P1"/>
      <text:p text:style-name="P1"/>
      <text:p text:style-name="P1"/>
      <text:p text:style-name="P1">B)</text:p>
      <text:p text:style-name="P1"/>
      <text:p text:style-name="P1"/>
      <text:p text:style-name="P1">MariaDB [Meer]&gt; select * from Meer.EMPLOYEE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<text:soft-page-break/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/>
      <text:p text:style-name="P1"/>
      <text:p text:style-name="P1"/>
      <text:p text:style-name="P1">C)</text:p>
      <text:p text:style-name="P1"/>
      <text:p text:style-name="P1">MariaDB [fb]&gt; GRANT ALL ON fb.* <text:s/>TO 'nutec'@'localhost';</text:p>
      <text:p text:style-name="P1">Query OK, 0 rows affected (0.005 sec)</text:p>
      <text:p text:style-name="P1"/>
      <text:p text:style-name="P1"/>
      <text:p text:style-name="P1">D)</text:p>
      <text:p text:style-name="P1"/>
      <text:p text:style-name="P1"/>
      <text:p text:style-name="P1">MariaDB [Meer]&gt; SELECT * FROM EMPLOYEE</text:p>
      <text:p text:style-name="P1"><text:s text:c="4"/>-&gt; 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/>
      <text:p text:style-name="P1">MariaDB [Meer]&gt; GRANT CREATE ON *.* TO 'Meer'@'localhost';</text:p>
      <text:p text:style-name="P1">Query OK, 0 rows affected (0.004 sec)</text:p>
      <text:p text:style-name="P1"><text:s text:c="3"/></text:p>
      <text:p text:style-name="P1"/>
      <text:p text:style-name="P1"><text:soft-page-break/>MariaDB [Meer]&gt; revoke select,update on Meer.employee from Meer'@'localhost'; Query OK, 9 rows affected (0.381 sec)</text:p>
      <text:p text:style-name="P1"/>
      <text:p text:style-name="P1">MariaDB [Meer]&gt; revoke create on . from 'Meer'@'localhost'; </text:p>
      <text:p text:style-name="P1">Query OK, e rows affected (0.829 sec)</text:p>
      <text:p text:style-name="P1"/>
      <text:p text:style-name="P1"/>
      <text:p text:style-name="P1"/>
      <text:p text:style-name="P1">MariaDB [Meer] &gt; SET AUTOCOMMIT = 0; </text:p>
      <text:p text:style-name="P1">Query OK, 8 rows affected (0.000 sec)</text:p>
      <text:p text:style-name="P1"/>
      <text:p text:style-name="P1"/>
      <text:p text:style-name="P1">MariaDB [Meer] &gt; insert into employee values</text:p>
      <text:p text:style-name="P1">(001 ,'MR','shahjahan','khan','2020-4-2','2021-04-2','0093','990-5999','FR1001');</text:p>
      <text:p text:style-name="P1">Query OK, rows affected (0.829 sec)</text:p>
      <text:p text:style-name="P1"/>
      <text:p text:style-name="P1"/>
      <text:p text:style-name="P1">MariaDB [Meer] &gt; savepoint S1;</text:p>
      <text:p text:style-name="P1">Query OK, rows affected (0.829 sec)</text:p>
      <text:p text:style-name="P1"/>
      <text:p text:style-name="P1">MariaDB [Meer] &gt; insert into employee values</text:p>
      <text:p text:style-name="P1">(111 ,'MRs','dado','mmc','2099-9-9','2028-7-3','0111','111-1115','FR1001');</text:p>
      <text:p text:style-name="P1">Query OK, rows affected (0.829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07:06:38.706307266</meta:creation-date>
    <dc:date>2022-06-08T07:07:29.819926595</dc:date>
    <meta:editing-duration>PT52S</meta:editing-duration>
    <meta:editing-cycles>1</meta:editing-cycles>
    <meta:document-statistic meta:table-count="0" meta:image-count="0" meta:object-count="0" meta:page-count="3" meta:paragraph-count="71" meta:word-count="629" meta:character-count="4785" meta:non-whitespace-character-count="3445"/>
    <meta:generator>LibreOffice/6.0.7.3$Linux_X86_64 LibreOffice_project/00m0$Build-3</meta:generator>
  </office:meta>
</office:document-meta>
</file>